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mp2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x dir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 Nr.</text:p>
          </table:table-cell>
          <table:table-cell office:value-type="string" calcext:value-type="string">
            <text:p>T [°C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Mean grain diameter [nm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.32998310321728" calcext:value-type="float">
            <text:p>2.3299831032</text:p>
          </table:table-cell>
          <table:table-cell office:value-type="float" office:value="0.0276194437032132" calcext:value-type="float">
            <text:p>0.0276194437</text:p>
          </table:table-cell>
          <table:table-cell office:value-type="float" office:value="1.6448125692576" calcext:value-type="float">
            <text:p>1.6448125693</text:p>
          </table:table-cell>
          <table:table-cell office:value-type="float" office:value="0.520318475490112" calcext:value-type="float">
            <text:p>0.5203184755</text:p>
          </table:table-cell>
          <table:table-cell office:value-type="float" office:value="1.114728515625" calcext:value-type="float">
            <text:p>1.1147285156</text:p>
          </table:table-cell>
          <table:table-cell office:value-type="float" office:value="0.721331044313298" calcext:value-type="float">
            <text:p>0.7213310443</text:p>
          </table:table-cell>
          <table:table-cell/>
          <table:table-cell office:value-type="float" office:value="7.12238260213932" calcext:value-type="float">
            <text:p>7.1223826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6.7323440154628" calcext:value-type="float">
            <text:p>16.7323440155</text:p>
          </table:table-cell>
          <table:table-cell office:value-type="float" office:value="0.0181809974235337" calcext:value-type="float">
            <text:p>0.0181809974</text:p>
          </table:table-cell>
          <table:table-cell office:value-type="float" office:value="1.78881355704918" calcext:value-type="float">
            <text:p>1.788813557</text:p>
          </table:table-cell>
          <table:table-cell office:value-type="float" office:value="0.367536155302734" calcext:value-type="float">
            <text:p>0.3675361553</text:p>
          </table:table-cell>
          <table:table-cell office:value-type="float" office:value="1.114728515625" calcext:value-type="float">
            <text:p>1.1147285156</text:p>
          </table:table-cell>
          <table:table-cell office:value-type="float" office:value="0.606247602306792" calcext:value-type="float">
            <text:p>0.6062476023</text:p>
          </table:table-cell>
          <table:table-cell/>
          <table:table-cell office:value-type="float" office:value="36.6950910015189" calcext:value-type="float">
            <text:p>36.6950910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5.24371149721689" calcext:value-type="float">
            <text:p>5.2437114972</text:p>
          </table:table-cell>
          <table:table-cell office:value-type="float" office:value="0.00972395269486144" calcext:value-type="float">
            <text:p>0.0097239527</text:p>
          </table:table-cell>
          <table:table-cell office:value-type="float" office:value="2.16107445229478" calcext:value-type="float">
            <text:p>2.1610744523</text:p>
          </table:table-cell>
          <table:table-cell office:value-type="float" office:value="0.324465313166503" calcext:value-type="float">
            <text:p>0.3244653132</text:p>
          </table:table-cell>
          <table:table-cell office:value-type="float" office:value="1.114728515625" calcext:value-type="float">
            <text:p>1.1147285156</text:p>
          </table:table-cell>
          <table:table-cell office:value-type="float" office:value="0.569618568137051" calcext:value-type="float">
            <text:p>0.5696185681</text:p>
          </table:table-cell>
          <table:table-cell/>
          <table:table-cell office:value-type="float" office:value="17.2341914870162" calcext:value-type="float">
            <text:p>17.234191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9.48077137653735" calcext:value-type="float">
            <text:p>9.4807713765</text:p>
          </table:table-cell>
          <table:table-cell office:value-type="float" office:value="0.0272099588362183" calcext:value-type="float">
            <text:p>0.0272099588</text:p>
          </table:table-cell>
          <table:table-cell office:value-type="float" office:value="1.88659901229004" calcext:value-type="float">
            <text:p>1.8865990123</text:p>
          </table:table-cell>
          <table:table-cell office:value-type="float" office:value="0.537359531821987" calcext:value-type="float">
            <text:p>0.5373595318</text:p>
          </table:table-cell>
          <table:table-cell office:value-type="float" office:value="0.944240625" calcext:value-type="float">
            <text:p>0.944240625</text:p>
          </table:table-cell>
          <table:table-cell office:value-type="float" office:value="0.733048110168758" calcext:value-type="float">
            <text:p>0.7330481102</text:p>
          </table:table-cell>
          <table:table-cell/>
          <table:table-cell office:value-type="float" office:value="23.6016163992202" calcext:value-type="float">
            <text:p>23.601616399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y dir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 Nr.</text:p>
          </table:table-cell>
          <table:table-cell office:value-type="string" calcext:value-type="string">
            <text:p>T [°C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.4579771687442" calcext:value-type="float">
            <text:p>2.4579771687</text:p>
          </table:table-cell>
          <table:table-cell office:value-type="float" office:value="0.0282304340446061" calcext:value-type="float">
            <text:p>0.028230434</text:p>
          </table:table-cell>
          <table:table-cell office:value-type="float" office:value="1.98683959202659" calcext:value-type="float">
            <text:p>1.986839592</text:p>
          </table:table-cell>
          <table:table-cell office:value-type="float" office:value="0.520318475490112" calcext:value-type="float">
            <text:p>0.5203184755</text:p>
          </table:table-cell>
          <table:table-cell office:value-type="float" office:value="1.114728515625" calcext:value-type="float">
            <text:p>1.1147285156</text:p>
          </table:table-cell>
          <table:table-cell office:value-type="float" office:value="0.721331044313298" calcext:value-type="float">
            <text:p>0.721331044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0.947" calcext:value-type="float">
            <text:p>20.947</text:p>
          </table:table-cell>
          <table:table-cell office:value-type="float" office:value="0.0185527366792386" calcext:value-type="float">
            <text:p>0.0185527367</text:p>
          </table:table-cell>
          <table:table-cell office:value-type="float" office:value="1.80107155649404" calcext:value-type="float">
            <text:p>1.8010715565</text:p>
          </table:table-cell>
          <table:table-cell office:value-type="float" office:value="0.367536155302734" calcext:value-type="float">
            <text:p>0.3675361553</text:p>
          </table:table-cell>
          <table:table-cell office:value-type="float" office:value="1.114728515625" calcext:value-type="float">
            <text:p>1.1147285156</text:p>
          </table:table-cell>
          <table:table-cell office:value-type="float" office:value="0.606247602306792" calcext:value-type="float">
            <text:p>0.60624760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6.08581342524201" calcext:value-type="float">
            <text:p>6.0858134252</text:p>
          </table:table-cell>
          <table:table-cell office:value-type="float" office:value="0.00964931683394095" calcext:value-type="float">
            <text:p>0.0096493168</text:p>
          </table:table-cell>
          <table:table-cell office:value-type="float" office:value="2.18509382226218" calcext:value-type="float">
            <text:p>2.1850938223</text:p>
          </table:table-cell>
          <table:table-cell office:value-type="float" office:value="0.324465313166503" calcext:value-type="float">
            <text:p>0.3244653132</text:p>
          </table:table-cell>
          <table:table-cell office:value-type="float" office:value="1.114728515625" calcext:value-type="float">
            <text:p>1.1147285156</text:p>
          </table:table-cell>
          <table:table-cell office:value-type="float" office:value="0.569618568137051" calcext:value-type="float">
            <text:p>0.569618568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10.8793615870139" calcext:value-type="float">
            <text:p>10.879361587</text:p>
          </table:table-cell>
          <table:table-cell office:value-type="float" office:value="0.0284785665062333" calcext:value-type="float">
            <text:p>0.0284785665</text:p>
          </table:table-cell>
          <table:table-cell office:value-type="float" office:value="1.95932616836608" calcext:value-type="float">
            <text:p>1.9593261684</text:p>
          </table:table-cell>
          <table:table-cell office:value-type="float" office:value="0.537359531821987" calcext:value-type="float">
            <text:p>0.5373595318</text:p>
          </table:table-cell>
          <table:table-cell office:value-type="float" office:value="0.944240625" calcext:value-type="float">
            <text:p>0.944240625</text:p>
          </table:table-cell>
          <table:table-cell office:value-type="float" office:value="0.733048110168758" calcext:value-type="float">
            <text:p>0.73304811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31T08:38:59.304894263</dc:date>
    <meta:editing-duration>PT50M29S</meta:editing-duration>
    <meta:editing-cycles>5</meta:editing-cycles>
    <meta:generator>LibreOffice/5.0.4.2$Linux_X86_64 LibreOffice_project/00m0$Build-2</meta:generator>
    <meta:document-statistic meta:table-count="1" meta:cell-count="87" meta:object-count="0"/>
  </office:meta>
</office:document-meta>
</file>